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  <text:p text:style-name="P9"/>
      <text:p text:style-name="P9">Sun 11/6/16 <text:span text:style-name="T1">3 miles</text:span></text:p>
      <text:p text:style-name="P9">I walked and ran 3 miles in 34:10 or 11:22/mile. <text:s/>walked ¼, ran ¼ and repeated</text:p>
      <text:p text:style-name="P9">avg walking pace = 13:41/mile </text:p>
      <text:p text:style-name="P9">avg running pace = 9:01/mile</text:p>
      <text:p text:style-name="P9"/>
      <text:p text:style-name="P9">Mon 11/7/16 <text:span text:style-name="T1">6.5 miles</text:span></text:p>
      <text:p text:style-name="P9">6 miles jogging and running (1.5 on roads, 4.5 on outdoor track)</text:p>
      <text:p text:style-name="P9">The 6 miles consisted of intervals of 3 x ¾ mile and 4 x ½ mile with a ¼ mile jog before each interval. <text:s/>After the 6 miles I walked a ½ mile. </text:p>
      <text:p text:style-name="P9">avg pace for 3 x ¾ mile = <text:s/>9:49/mile, </text:p>
      <text:p text:style-name="P9">avg pace for 4 x ½ mile = 9:10/mile, </text:p>
      <text:p text:style-name="P9">avg pace for jogs = 12:30/mile</text:p>
      <text:p text:style-name="P9"/>
      <text:p text:style-name="P9">Tues 11/8/16 <text:s/><text:span text:style-name="T1">4 miles</text:span></text:p>
      <text:p text:style-name="P9">4 mile run/walk on hilly roads in 44:46 or 11:12/mile</text:p>
      <text:p text:style-name="P9">I walked 7 times for a total of 13:30 of walking and 31:16 of running.</text:p>
      <text:p text:style-name="P9"/>
      <text:p text:style-name="P9">Wed 11/9/16 <text:span text:style-name="T1">4.5 miles</text:span></text:p>
      <text:p text:style-name="P9">1 mile with no shoes on the indoor track in 8:45 and then rested 10 minutes</text:p>
      <text:p text:style-name="P9">On a treadmill: warm up ½ mile in 4:58 </text:p>
      <text:p text:style-name="P9"><text:tab/>2 miles in 16:22 or 8:11/mile</text:p>
      <text:p text:style-name="P9"><text:tab/>Splits: 1 mile in 8:57, 1mile in 7:25 (½ mile in 3:51 and ½ mile in 3:34)</text:p>
      <text:p text:style-name="P9"><text:tab/>The last ¼ mile just under 7:00/mile pace.</text:p>
      <text:p text:style-name="P9">On treadmill: warm down, ½ mile in 4:58 and ½ mile walk in 7:29 <text:s/></text:p>
      <text:p text:style-name="P9"><text:s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9T21:30:40.41</dc:date>
    <dc:creator>James Lombardi</dc:creator>
    <meta:editing-duration>PT10H37M57S</meta:editing-duration>
    <meta:editing-cycles>52</meta:editing-cycles>
    <meta:generator>OpenOffice/4.1.2$Win32 OpenOffice.org_project/412m3$Build-9782</meta:generator>
    <meta:document-statistic meta:table-count="0" meta:image-count="0" meta:object-count="0" meta:page-count="5" meta:paragraph-count="171" meta:word-count="1567" meta:character-count="7494"/>
  </office:meta>
</office:document-meta>
</file>